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urw-din" svg:font-family="urw-din, sans-serif"/>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54c32" officeooo:paragraph-rsid="00154c32"/>
    </style:style>
    <style:style style:name="P2" style:family="paragraph" style:parent-style-name="Standard">
      <style:paragraph-properties fo:text-align="start" style:justify-single-word="false"/>
      <style:text-properties style:font-name="Consolas" officeooo:rsid="00154c32" officeooo:paragraph-rsid="00154c32"/>
    </style:style>
    <style:style style:name="P3" style:family="paragraph" style:parent-style-name="Standard">
      <style:paragraph-properties fo:text-align="start" style:justify-single-word="false"/>
      <style:text-properties officeooo:rsid="001708d5" officeooo:paragraph-rsid="001708d5"/>
    </style:style>
    <style:style style:name="P4" style:family="paragraph" style:parent-style-name="Standard" style:list-style-name="L1">
      <style:paragraph-properties fo:text-align="start" style:justify-single-word="false"/>
      <style:text-properties officeooo:paragraph-rsid="0019a0b9"/>
    </style:style>
    <style:style style:name="P5" style:family="paragraph" style:parent-style-name="Standard">
      <style:paragraph-properties fo:text-align="start" style:justify-single-word="false"/>
      <style:text-properties officeooo:paragraph-rsid="0019a0b9"/>
    </style:style>
    <style:style style:name="P6" style:family="paragraph" style:parent-style-name="Standard" style:list-style-name="L1">
      <style:paragraph-properties fo:text-align="start" style:justify-single-word="false"/>
      <style:text-properties style:font-name="Consolas" officeooo:rsid="00154c32" officeooo:paragraph-rsid="0019a0b9"/>
    </style:style>
    <style:style style:name="P7" style:family="paragraph" style:parent-style-name="Standard">
      <style:paragraph-properties fo:text-align="start" style:justify-single-word="false"/>
      <style:text-properties officeooo:rsid="001708d5" officeooo:paragraph-rsid="001708d5"/>
    </style:style>
    <style:style style:name="P8" style:family="paragraph" style:parent-style-name="Standard">
      <style:paragraph-properties fo:text-align="start" style:justify-single-word="false"/>
      <style:text-properties officeooo:rsid="0019a0b9" officeooo:paragraph-rsid="0019a0b9"/>
    </style:style>
    <style:style style:name="P9" style:family="paragraph" style:parent-style-name="Standard">
      <style:paragraph-properties fo:text-align="start" style:justify-single-word="false"/>
      <style:text-properties officeooo:rsid="001a3cb6" officeooo:paragraph-rsid="001a3cb6"/>
    </style:style>
    <style:style style:name="P10" style:family="paragraph" style:parent-style-name="Standard">
      <style:paragraph-properties fo:text-align="start" style:justify-single-word="false"/>
      <style:text-properties officeooo:rsid="001c29ba" officeooo:paragraph-rsid="001c29ba"/>
    </style:style>
    <style:style style:name="P11" style:family="paragraph" style:parent-style-name="Standard">
      <style:paragraph-properties fo:text-align="start" style:justify-single-word="false"/>
      <style:text-properties officeooo:rsid="001d95fd" officeooo:paragraph-rsid="001d95fd"/>
    </style:style>
    <style:style style:name="T1" style:family="text">
      <style:text-properties style:font-name="Consolas"/>
    </style:style>
    <style:style style:name="T2" style:family="text">
      <style:text-properties style:font-name="Consolas" officeooo:rsid="00154c32"/>
    </style:style>
    <style:style style:name="T3" style:family="text">
      <style:text-properties style:font-name="Consolas" officeooo:rsid="001810b2"/>
    </style:style>
    <style:style style:name="T4" style:family="text">
      <style:text-properties style:font-name="Consolas" officeooo:rsid="0019a0b9"/>
    </style:style>
    <style:style style:name="T5" style:family="text">
      <style:text-properties style:font-name="Consolas" officeooo:rsid="001a3cb6"/>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4</text:p>
      <text:p text:style-name="P1"/>
      <text:p text:style-name="P1"/>
      <text:p text:style-name="P2">1.</text:p>
      <text:p text:style-name="P2">a)</text:p>
      <text:list xml:id="list835897357" text:style-name="L1">
        <text:list-item>
          <text:p text:style-name="P6">12KiB → 20KiB 10KiB → 10KiB 9KiB → 18KiB</text:p>
        </text:list-item>
        <text:list-item>
          <text:p text:style-name="P6">12KiB → 18KiB 10KiB → 20KiB 9KiB → 9KiB</text:p>
        </text:list-item>
        <text:list-item>
          <text:p text:style-name="P4"><text:span text:style-name="T2">12KiB → 12KiB 10KiB → 10KiB 9KiB → 9KiB</text:span></text:p>
        </text:list-item>
        <text:list-item>
          <text:p text:style-name="P4"><text:span text:style-name="T2">12KiB → </text:span><text:span text:style-name="T4">20</text:span><text:span text:style-name="T2">KiB 10KiB → </text:span><text:span text:style-name="T4">18</text:span><text:span text:style-name="T2">KiB 9KiB → </text:span><text:span text:style-name="T4">15</text:span><text:span text:style-name="T2">KiB</text:span></text:p>
        </text:list-item>
      </text:list>
      <text:p text:style-name="P3"><text:span text:style-name="T2">b</text:span><text:span text:style-name="T1">)</text:span></text:p>
      <text:p text:style-name="P3"><text:span text:style-name="T3"><text:tab/></text:span><text:span text:style-name="T4">worst fit → first fit → next fit → best fit</text:span></text:p>
      <text:p text:style-name="P3"><text:span text:style-name="T4"/></text:p>
      <text:p text:style-name="P5"><text:span text:style-name="T4">Internal Fragmentation – Memory block assigned to a process is bigger than the size needed, leaving some memory unused.</text:span></text:p>
      <text:p text:style-name="P5"><text:span text:style-name="T4"/></text:p>
      <text:p text:style-name="P5"><text:span text:style-name="T4">External Fragmentation – Total memory space is enough to satisfy a request or to reside a process in it, but it is not contiguous, i.e not coupled together. The result is that, although free storage is available, it is unusable since it is divided into small pieces. Solution of external fragmentation is compaction, paging and segmentation.</text:span></text:p>
      <text:p text:style-name="P5"><text:span text:style-name="T4"/></text:p>
      <text:p text:style-name="P8"><text:span text:style-name="T1">2.</text:span><text:span text:style-name="T5"> Paging is a memory management scheme that eliminates the need for contigous allocation of physical memory, avoiding the problem of external fragmentation. On the other hand, variable partitioning might help solving the problem of internal fragmentation, since it provides memory partitions of different sizes, creating memory spaces that waste less memory for different kinds of processes. Furthermore, the use of paging requires the use of memory to store the page tables that connect the virtual memory to physical.</text:span></text:p>
      <text:p text:style-name="P8"><text:span text:style-name="T5"/></text:p>
      <text:p text:style-name="P9"><text:span text:style-name="T1">3. No it would not be a good solution, because it would defeat the whole purpose of using paging, which is to allow non-contigous memory, i.e separated portions of memory, to be allocated for a process. By storing only the mapping between the 1st page to the physical address frame, we cannot use non-contigous memory.</text:span></text:p>
      <text:p text:style-name="P9"><text:span text:style-name="T1"/></text:p>
      <text:p text:style-name="P10"><text:span text:style-name="T1">4/5 done in code</text:span></text:p>
      <text:p text:style-name="P10"><text:span text:style-name="T1"/></text:p>
      <text:p text:style-name="P11"><text:span text:style-name="T1">6.</text:span></text:p>
      <text:p text:style-name="P11"><text:span text:style-name="T1"/></text:p>
      <text:p text:style-name="P8"><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urw-din" svg:font-family="urw-din, sans-serif"/>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4T10:43:09.472502338</meta:creation-date>
    <meta:generator>LibreOffice/6.4.6.2$Linux_X86_64 LibreOffice_project/40$Build-2</meta:generator>
    <dc:date>2021-03-26T21:19:20.120786363</dc:date>
    <meta:editing-duration>PT7H57M21S</meta:editing-duration>
    <meta:editing-cycles>4</meta:editing-cycles>
    <meta:document-statistic meta:table-count="0" meta:image-count="0" meta:object-count="0" meta:page-count="1" meta:paragraph-count="15" meta:word-count="267" meta:character-count="1539" meta:non-whitespace-character-count="1288"/>
  </office:meta>
</office:document-meta>
</file>